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AppleSystemUIFont" svg:font-family=".AppleSystemUIFont"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1pt" fo:font-style="italic" style:font-size-asian="11pt" style:font-style-asian="italic" style:font-size-complex="11pt" style:font-style-complex="italic"/>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11pt" style:font-size-asian="11pt" style:font-size-complex="11pt"/>
    </style:style>
    <style:style style:name="P4" style:family="paragraph" style:parent-style-name="Standard">
      <style:paragraph-properties fo:margin-top="0cm" fo:margin-bottom="0cm" loext:contextual-spacing="false"/>
      <style:text-properties style:font-name="Liberation Serif" fo:font-size="12pt" style:font-size-asian="12pt" style:font-size-complex="12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style:text-properties fo:font-size="11pt" style:font-size-asian="11pt" style:font-size-complex="11pt"/>
    </style:style>
    <style:style style:name="P7" style:family="paragraph" style:parent-style-name="Standard">
      <style:paragraph-properties fo:margin-top="0cm" fo:margin-bottom="0cm" loext:contextual-spacing="false"/>
      <style:text-properties style:font-name="Liberation Serif" fo:font-size="12pt" style:font-size-asian="12pt" style:font-size-complex="12pt"/>
    </style:style>
    <style:style style:name="P8" style:family="paragraph" style:parent-style-name="Standard">
      <style:paragraph-properties fo:margin-top="0cm" fo:margin-bottom="0cm" loext:contextual-spacing="false" fo:text-align="start" style:justify-single-word="false"/>
    </style:style>
    <style:style style:name="P9" style:family="paragraph" style:parent-style-name="List_20_Paragraph">
      <style:paragraph-properties fo:margin-top="0cm" fo:margin-bottom="0cm" loext:contextual-spacing="false"/>
      <style:text-properties fo:font-style="italic" fo:font-weight="bold" style:font-style-asian="italic" style:font-weight-asian="bold"/>
    </style:style>
    <style:style style:name="P10" style:family="paragraph" style:parent-style-name="Standard">
      <style:paragraph-properties fo:text-align="center" style:justify-single-word="false"/>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fo:font-size="11pt" style:font-size-asian="11pt" style:font-size-complex="11pt"/>
    </style:style>
    <style:style style:name="P13" style:family="paragraph" style:parent-style-name="Standard" style:list-style-name="WWNum1">
      <style:paragraph-properties fo:margin-top="0cm" fo:margin-bottom="0cm" loext:contextual-spacing="false"/>
      <style:text-properties fo:font-size="11pt" style:font-size-asian="11pt" style:font-size-complex="11pt"/>
    </style:style>
    <style:style style:name="P14" style:family="paragraph" style:parent-style-name="Standard">
      <style:paragraph-properties fo:margin-top="0cm" fo:margin-bottom="0cm" loext:contextual-spacing="false"/>
      <style:text-properties fo:font-size="11pt" fo:font-style="italic" style:font-size-asian="11pt" style:font-style-asian="italic" style:font-size-complex="11pt" style:font-style-complex="italic"/>
    </style:style>
    <style:style style:name="P15" style:family="paragraph" style:parent-style-name="Standard" style:list-style-name="WWNum2">
      <style:paragraph-properties fo:margin-top="0cm" fo:margin-bottom="0cm" loext:contextual-spacing="false"/>
      <style:text-properties fo:font-size="11pt" fo:font-style="italic" style:font-size-asian="11pt" style:font-style-asian="italic" style:font-size-complex="11pt" style:font-style-complex="italic"/>
    </style:style>
    <style:style style:name="P16" style:family="paragraph" style:parent-style-name="Standard" style:list-style-name="WWNum2">
      <style:paragraph-properties fo:margin-top="0cm" fo:margin-bottom="0cm" loext:contextual-spacing="false"/>
      <style:text-properties fo:font-size="11pt" fo:font-style="italic" officeooo:rsid="000c5dcb" officeooo:paragraph-rsid="000c5dcb" style:font-size-asian="11pt" style:font-style-asian="italic" style:font-size-complex="11pt" style:font-style-complex="italic"/>
    </style:style>
    <style:style style:name="P17" style:family="paragraph" style:parent-style-name="Standard">
      <style:paragraph-properties fo:margin-top="0cm" fo:margin-bottom="0cm" loext:contextual-spacing="false" fo:text-align="center" style:justify-single-word="false"/>
      <style:text-properties fo:font-style="normal" style:font-style-asian="normal" style:font-style-complex="normal"/>
    </style:style>
    <style:style style:name="P18" style:family="paragraph" style:parent-style-name="Standard">
      <style:paragraph-properties fo:margin-top="0cm" fo:margin-bottom="0cm" loext:contextual-spacing="false"/>
      <style:text-properties style:font-name="Liberation Serif" fo:font-size="12pt" style:font-size-asian="12pt" style:font-size-complex="12pt"/>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font-name="Calibri" fo:font-size="11pt" fo:font-style="italic" fo:font-weight="bold" style:font-size-asian="11pt" style:font-style-asian="italic" style:font-weight-asian="bold" style:font-size-complex="11pt"/>
    </style:style>
    <style:style style:name="T10" style:family="text">
      <style:text-properties officeooo:rsid="000c5dcb"/>
    </style:style>
    <style:style style:name="T11" style:family="text">
      <style:text-properties style:use-window-font-color="true" style:text-outline="false" style:text-line-through-style="none" style:text-line-through-type="none" style:text-position="0% 100%" style:font-name=".AppleSystemUIFont"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0187536" text:id="ct90187536">
          <text:insertion>
            <office:change-info>
              <dc:creator>Auteur inconnu</dc:creator>
              <dc:date>2016-03-06T11:51:00</dc:date>
            </office:change-info>
          </text:insertion>
        </text:changed-region>
        <text:changed-region xml:id="ct78796320" text:id="ct78796320">
          <text:format-change>
            <office:change-info>
              <dc:creator>Auteur inconnu</dc:creator>
              <dc:date>2016-03-06T11:50:00</dc:date>
            </office:change-info>
          </text:format-change>
        </text:changed-region>
        <text:changed-region xml:id="ct72377696" text:id="ct72377696">
          <text:insertion>
            <office:change-info>
              <dc:creator>Djamel BELAID</dc:creator>
              <dc:date>2016-03-02T12:00:00</dc:date>
            </office:change-info>
          </text:insertion>
        </text:changed-region>
        <text:changed-region xml:id="ct90330864" text:id="ct90330864">
          <text:insertion>
            <office:change-info>
              <dc:creator>Auteur inconnu</dc:creator>
              <dc:date>2016-03-06T11:51:00</dc:date>
            </office:change-info>
          </text:insertion>
        </text:changed-region>
        <text:changed-region xml:id="ct79165232" text:id="ct79165232">
          <text:format-change>
            <office:change-info>
              <dc:creator>Auteur inconnu</dc:creator>
              <dc:date>2016-03-06T11:52:00</dc:date>
            </office:change-info>
          </text:format-change>
        </text:changed-region>
        <text:changed-region xml:id="ct72396640" text:id="ct72396640">
          <text:deletion>
            <office:change-info>
              <dc:creator>Djamel BELAID</dc:creator>
              <dc:date>2016-03-02T12:00:00</dc:date>
            </office:change-info>
            <text:p text:style-name="P1">consigne</text:p>
          </text:deletion>
        </text:changed-region>
        <text:changed-region xml:id="ct72382592" text:id="ct72382592">
          <text:insertion>
            <office:change-info>
              <dc:creator>Djamel BELAID</dc:creator>
              <dc:date>2016-03-02T12:00:00</dc:date>
            </office:change-info>
          </text:insertion>
        </text:changed-region>
        <text:changed-region xml:id="ct72396864" text:id="ct72396864">
          <text:insertion>
            <office:change-info>
              <dc:creator>Djamel BELAID</dc:creator>
              <dc:date>2016-03-02T12:00:00</dc:date>
            </office:change-info>
          </text:insertion>
        </text:changed-region>
        <text:changed-region xml:id="ct72382064" text:id="ct72382064">
          <text:insertion>
            <office:change-info>
              <dc:creator>Djamel BELAID</dc:creator>
              <dc:date>2016-03-02T12:01:00</dc:date>
            </office:change-info>
          </text:insertion>
        </text:changed-region>
        <text:changed-region xml:id="ct72395984" text:id="ct72395984">
          <text:insertion>
            <office:change-info>
              <dc:creator>Djamel BELAID</dc:creator>
              <dc:date>2016-03-02T12:01:00</dc:date>
            </office:change-info>
          </text:insertion>
        </text:changed-region>
        <text:changed-region xml:id="ct72397088" text:id="ct72397088">
          <text:deletion>
            <office:change-info>
              <dc:creator>Djamel BELAID</dc:creator>
              <dc:date>2016-03-02T12:01:00</dc:date>
            </office:change-info>
            <text:p text:style-name="P1">classes</text:p>
          </text:deletion>
        </text:changed-region>
        <text:changed-region xml:id="ct72382816" text:id="ct72382816">
          <text:insertion>
            <office:change-info>
              <dc:creator>Djamel BELAID</dc:creator>
              <dc:date>2016-03-02T12:01:00</dc:date>
            </office:change-info>
          </text:insertion>
        </text:changed-region>
        <text:changed-region xml:id="ct71331472" text:id="ct71331472">
          <text:deletion>
            <office:change-info>
              <dc:creator>Auteur inconnu</dc:creator>
              <dc:date>2016-03-06T11:55:00</dc:date>
            </office:change-info>
            <text:p text:style-name="P2"/>
            <text:p text:style-name="P2"/>
          </text:deletion>
        </text:changed-region>
        <text:changed-region xml:id="ct90236352" text:id="ct90236352">
          <text:format-change>
            <office:change-info>
              <dc:creator>Auteur inconnu</dc:creator>
              <dc:date>2016-03-06T11:52:00</dc:date>
            </office:change-info>
          </text:format-change>
        </text:changed-region>
        <text:changed-region xml:id="ct90416784" text:id="ct90416784">
          <text:format-change>
            <office:change-info>
              <dc:creator>Auteur inconnu</dc:creator>
              <dc:date>2016-03-06T11:52:00</dc:date>
            </office:change-info>
          </text:format-change>
        </text:changed-region>
        <text:changed-region xml:id="ct57462528" text:id="ct57462528">
          <text:deletion>
            <office:change-info>
              <dc:creator>Auteur inconnu</dc:creator>
              <dc:date>2016-03-06T11:52:00</dc:date>
            </office:change-info>
            <text:p text:style-name="P3">I</text:p>
          </text:deletion>
        </text:changed-region>
        <text:changed-region xml:id="ct90199360" text:id="ct90199360">
          <text:insertion>
            <office:change-info>
              <dc:creator>Auteur inconnu</dc:creator>
              <dc:date>2016-03-06T11:52:00</dc:date>
            </office:change-info>
          </text:insertion>
        </text:changed-region>
        <text:changed-region xml:id="ct64467968" text:id="ct64467968">
          <text:format-change>
            <office:change-info>
              <dc:creator>Auteur inconnu</dc:creator>
              <dc:date>2016-03-06T11:53:00</dc:date>
            </office:change-info>
          </text:format-change>
        </text:changed-region>
        <text:changed-region xml:id="ct90224688" text:id="ct90224688">
          <text:deletion>
            <office:change-info>
              <dc:creator>Auteur inconnu</dc:creator>
              <dc:date>2016-03-06T11:53:00</dc:date>
            </office:change-info>
            <text:p text:style-name="Standard">I</text:p>
          </text:deletion>
        </text:changed-region>
        <text:changed-region xml:id="ct72574128" text:id="ct72574128">
          <text:insertion>
            <office:change-info>
              <dc:creator>Auteur inconnu</dc:creator>
              <dc:date>2016-03-06T11:53:00</dc:date>
            </office:change-info>
          </text:insertion>
        </text:changed-region>
        <text:changed-region xml:id="ct90367360" text:id="ct90367360">
          <text:insertion>
            <office:change-info>
              <dc:creator>Auteur inconnu</dc:creator>
              <dc:date>2016-03-06T11:53:00</dc:date>
            </office:change-info>
          </text:insertion>
        </text:changed-region>
        <text:changed-region xml:id="ct72381520" text:id="ct72381520">
          <text:deletion>
            <office:change-info>
              <dc:creator>Djamel BELAID</dc:creator>
              <dc:date>2016-03-02T12:02:00</dc:date>
            </office:change-info>
            <text:p text:style-name="P3">coordinateur</text:p>
          </text:deletion>
        </text:changed-region>
        <text:changed-region xml:id="ct72415072" text:id="ct72415072">
          <text:insertion>
            <office:change-info>
              <dc:creator>Djamel BELAID</dc:creator>
              <dc:date>2016-03-02T12:02:00</dc:date>
            </office:change-info>
          </text:insertion>
        </text:changed-region>
        <text:changed-region xml:id="ct72416336" text:id="ct72416336">
          <text:insertion>
            <office:change-info>
              <dc:creator>Djamel BELAID</dc:creator>
              <dc:date>2016-03-02T12:02:00</dc:date>
            </office:change-info>
          </text:insertion>
        </text:changed-region>
        <text:changed-region xml:id="ct72416560" text:id="ct72416560">
          <text:deletion>
            <office:change-info>
              <dc:creator>Djamel BELAID</dc:creator>
              <dc:date>2016-03-02T12:02:00</dc:date>
            </office:change-info>
            <text:p text:style-name="P1">i</text:p>
          </text:deletion>
        </text:changed-region>
        <text:changed-region xml:id="ct72416784" text:id="ct72416784">
          <text:deletion>
            <office:change-info>
              <dc:creator>Djamel BELAID</dc:creator>
              <dc:date>2016-03-02T12:02:00</dc:date>
            </office:change-info>
            <text:p text:style-name="P1">la formation</text:p>
          </text:deletion>
        </text:changed-region>
        <text:changed-region xml:id="ct90470576" text:id="ct90470576">
          <text:deletion>
            <office:change-info>
              <dc:creator>Auteur inconnu</dc:creator>
              <dc:date>2016-03-06T11:54:00</dc:date>
            </office:change-info>
            <text:p text:style-name="P1">avec</text:p>
          </text:deletion>
        </text:changed-region>
        <text:changed-region xml:id="ct90341552" text:id="ct90341552">
          <text:deletion>
            <office:change-info>
              <dc:creator>Auteur inconnu</dc:creator>
              <dc:date>2016-03-06T11:53:00</dc:date>
            </office:change-info>
            <text:p text:style-name="P1">IWT</text:p>
          </text:deletion>
        </text:changed-region>
        <text:changed-region xml:id="ct72498864" text:id="ct72498864">
          <text:deletion>
            <office:change-info>
              <dc:creator>Auteur inconnu</dc:creator>
              <dc:date>2016-03-06T11:53:00</dc:date>
            </office:change-info>
            <text:p text:style-name="P1"><office:annotation><dc:creator>Djamel BELAID</dc:creator><dc:date>2016-03-02T12:03:29</dc:date><text:p text:style-name="P19"><text:span text:style-name="T11">???</text:span></text:p></office:annotation></text:p>
          </text:deletion>
          <text:insertion>
            <office:change-info office:chg-author="Djamel BELAID" office:chg-date-time="2016-03-02T12:03:00"/>
          </text:insertion>
        </text:changed-region>
        <text:changed-region xml:id="ct43528704" text:id="ct43528704">
          <text:insertion>
            <office:change-info>
              <dc:creator>Auteur inconnu</dc:creator>
              <dc:date>2016-03-06T11:54:00</dc:date>
            </office:change-info>
          </text:insertion>
        </text:changed-region>
        <text:changed-region xml:id="ct72438848" text:id="ct72438848">
          <text:insertion>
            <office:change-info>
              <dc:creator>Djamel BELAID</dc:creator>
              <dc:date>2016-03-02T12:03:00</dc:date>
            </office:change-info>
          </text:insertion>
        </text:changed-region>
        <text:changed-region xml:id="ct70569568" text:id="ct70569568">
          <text:insertion>
            <office:change-info>
              <dc:creator>Djamel BELAID</dc:creator>
              <dc:date>2016-03-02T12:03:00</dc:date>
            </office:change-info>
          </text:insertion>
        </text:changed-region>
        <text:changed-region xml:id="ct72502064" text:id="ct72502064">
          <text:deletion>
            <office:change-info>
              <dc:creator>Djamel BELAID</dc:creator>
              <dc:date>2016-03-02T12:04:00</dc:date>
            </office:change-info>
            <text:p text:style-name="P2">disposition </text:p>
          </text:deletion>
        </text:changed-region>
        <text:changed-region xml:id="ct72398304" text:id="ct72398304">
          <text:insertion>
            <office:change-info>
              <dc:creator>Djamel BELAID</dc:creator>
              <dc:date>2016-03-02T12:04:00</dc:date>
            </office:change-info>
          </text:insertion>
        </text:changed-region>
        <text:changed-region xml:id="ct72350544" text:id="ct72350544">
          <text:deletion>
            <office:change-info>
              <dc:creator>Djamel BELAID</dc:creator>
              <dc:date>2016-03-02T12:04:00</dc:date>
            </office:change-info>
            <text:p text:style-name="P4">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3600 LionHeart] – Compte rendu de la réunion du 25/02/2016</text:p>
      <text:p text:style-name="Standard"><text:change-start text:change-id="ct90187536"/></text:p>
      <text:p text:style-name="Standard"><text:change-end text:change-id="ct90187536"/></text:p>
      <text:p text:style-name="P8">Participants :</text:p>
      <text:p text:style-name="P17"><text:change-start text:change-id="ct78796320"/>Jean-Luc Duong</text:p>
      <text:p text:style-name="P17">Nicolas Manzano</text:p>
      <text:p text:style-name="P17">Thomas Boutant</text:p>
      <text:p text:style-name="P17">Aldrik Coispel<text:change-end text:change-id="ct78796320"/><text:change-start text:change-id="ct72377696"/></text:p>
      <text:p text:style-name="P17">Djamel Belaïd<text:change-end text:change-id="ct72377696"/></text:p>
      <text:p text:style-name="P2"/>
      <text:p text:style-name="Standard"><text:change-start text:change-id="ct90330864"/></text:p>
      <text:p text:style-name="Standard"><text:change-end text:change-id="ct90330864"/><text:change-start text:change-id="ct79165232"/><text:span text:style-name="T6">Présentation sous Powerpoint </text:span><text:change-end text:change-id="ct79165232"/>:</text:p>
      <text:list xml:id="list4920305364945343079" text:style-name="WWNum1">
        <text:list-item>
          <text:p text:style-name="P13">Niveau 1 : Unités et caractéristiques : portée d’attaque, capacité de déplacement, « résistance » (notion à expliquer plus en détail), nombre de dés par unité, nombre d’unités sur une base...</text:p>
        </text:list-item>
        <text:list-item>
          <text:p text:style-name="P13">Présentation de la classe affichage qui permet d’afficher une ou plusieurs images avec la possibilité d’introduire une description, possibilité de positionner l’image où l’on veut sur l’écran. </text:p>
        </text:list-item>
        <text:list-item>
          <text:p text:style-name="P13">Analyse des méthodes et des variables pouvant dépendre du type de la pièce, position, orientation et déplacement.</text:p>
        </text:list-item>
      </text:list>
      <text:p text:style-name="P3"/>
      <text:p text:style-name="P9">TODO :</text:p>
      <text:list xml:id="list8975908104650330387" text:style-name="WWNum2">
        <text:list-item>
          <text:p text:style-name="P15">Créer un fichier texte où l’on <text:change text:change-id="ct72396640"/><text:change-start text:change-id="ct72382592"/>décrit<text:change-end text:change-id="ct72382592"/> de manière textuelle<text:change-start text:change-id="ct72396864"/> et détaillée<text:change-end text:change-id="ct72396864"/> les différent<text:change-start text:change-id="ct72382064"/>e<text:change-end text:change-id="ct72382064"/>s <text:change-start text:change-id="ct72395984"/>structures<text:change-end text:change-id="ct72395984"/><text:change text:change-id="ct72397088"/> et <text:change-start text:change-id="ct72382816"/>méthodes ainsi que <text:change-end text:change-id="ct72382816"/>les différents paramètres dont elles dépendent en faisant appel à des classes/fonctions précédemment introduites. </text:p>
        </text:list-item>
      </text:list>
      <text:p text:style-name="P2"/>
      <text:p text:style-name="P2"><text:change text:change-id="ct71331472"/></text:p>
      <text:p text:style-name="Standard"><text:change-start text:change-id="ct90236352"/><text:span text:style-name="T8">Les fichiers Excel</text:span><text:change-end text:change-id="ct90236352"/> :</text:p>
      <text:p text:style-name="P3">Chacun doit avoir son propre fichier Excel avec indications des créneaux début/fin, durée, groupe de travail …</text:p>
      <text:p text:style-name="P3"/>
      <text:p text:style-name="P2"><text:s text:c="12"/><text:span text:style-name="T9">TODO :</text:span></text:p>
      <text:list xml:id="list115529377947789" text:continue-numbering="true" text:style-name="WWNum2">
        <text:list-item>
          <text:p text:style-name="P15">Création de fichiers Excel pour chaque membre du groupe, répondant aux indications ci-dessus.A mettre sur le dépôt SVN.</text:p>
        </text:list-item>
      </text:list>
      <text:p text:style-name="P2"/>
      <text:p text:style-name="P2"/>
      <text:p text:style-name="P2"/>
      <text:p text:style-name="Standard"><text:change-start text:change-id="ct90416784"/><text:span text:style-name="T6">SVN</text:span><text:change-end text:change-id="ct90416784"/> :</text:p>
      <text:p text:style-name="P3">Mr. BELA<text:change text:change-id="ct57462528"/><text:change-start text:change-id="ct90199360"/>Ï<text:change-end text:change-id="ct90199360"/>D nous a montré comment créer des dossiers sous SVN, les partager et les récupérer depuis le terminal Linux (cf. initiation SVN de moodle)</text:p>
      <text:p text:style-name="P2"/>
      <text:p text:style-name="Standard"><text:s text:c="15"/>TODO : </text:p>
      <text:list xml:id="list115528245449354" text:continue-numbering="true" text:style-name="WWNum2">
        <text:list-item>
          <text:p text:style-name="P15">Finaliser l’initiation SVN (nécessitant 1 à 2 heures de pratique).</text:p>
        </text:list-item>
        <text:list-item>
          <text:p text:style-name="P15">Désormais, poster les photos et les comptes rendus dans leurs dossiers respectifs sous SVN.</text:p>
        </text:list-item>
      </text:list>
      <text:p text:style-name="P2"/>
      <text:p text:style-name="P2"/>
      <text:p text:style-name="P2"/>
      <text:p text:style-name="Standard"><text:change-start text:change-id="ct64467968"/><text:span text:style-name="T6">Les photos</text:span><text:change-end text:change-id="ct64467968"/> :</text:p>
      <text:p text:style-name="Standard">Nous avons discuté avec Mr. BELA<text:change text:change-id="ct90224688"/><text:change-start text:change-id="ct72574128"/>Ï<text:change-end text:change-id="ct72574128"/>D de 2 manières d’utiliser les photos pour l’interface graphique :</text:p>
      <text:p text:style-name="Standard"><text:tab/>- prendre la photo de la base avec le nombre d’unités correspondant à l’état de la case à la position (i,j) à l’instant t.</text:p>
      <text:p text:style-name="Standard"><text:tab/>- prendre une photo de l’unité, seule, sans la base, avec l’ajout d’une flèche décrivant la direction de l’unité ; Plus : un nombre dans le coin de la case, donnant le nombre d’unités restant sur la base.</text:p>
      <text:p text:style-name="P2"><text:soft-page-break/></text:p>
      <text:p text:style-name="P2"><text:s text:c="11"/><text:span text:style-name="T4">TODO :</text:span></text:p>
      <text:list xml:id="list115529205193886" text:continue-numbering="true" text:style-name="WWNum2">
        <text:list-item>
          <text:p text:style-name="P15">Réfléchir sur la manière à choisir.</text:p>
        </text:list-item>
        <text:list-item>
          <text:p text:style-name="P15">Reprendre des photos. Si la première manière est choisie, éventuellement reprendre des photos selon le bon angle de vue. Si la seconde est choisie, prendre les photos d’une unité de chaque type et de chaque couleur (une vingtaine de photos).</text:p>
        </text:list-item>
      </text:list>
      <text:p text:style-name="P3"><text:change-start text:change-id="ct90367360"/></text:p>
      <text:p text:style-name="P3"/>
      <text:p text:style-name="P3"><text:change-end text:change-id="ct90367360"/>Deadlines : Dimanche soir : finir le CR + mettre les slides sous format textuel</text:p>
      <text:p text:style-name="P3">(Penser à améliorer la présentation des slides à l’avenir, de façon à le rendre exhaustif et compréhensible pour le <text:change text:change-id="ct72381520"/><text:change-start text:change-id="ct72415072"/>lecteur<text:change-end text:change-id="ct72415072"/>)</text:p>
      <text:p text:style-name="Standard"/>
      <text:p text:style-name="Standard">TODO :</text:p>
      <text:list xml:id="list115528619055577" text:continue-numbering="true" text:style-name="WWNum2">
        <text:list-item>
          <text:p text:style-name="P15">Partir du bout de code de Mr. Bela<text:change-start text:change-id="ct72416336"/>ï<text:change-end text:change-id="ct72416336"/><text:change text:change-id="ct72416560"/>d sur SVN</text:p>
        </text:list-item>
        <text:list-item>
          <text:p text:style-name="P15">Réfléchir au choix du type de photo des pièces et à l’analyse textuelle </text:p>
        </text:list-item>
        <text:list-item>
          <text:p text:style-name="P15">S’autoformer à <text:change text:change-id="ct72416784"/><text:s/>SVN <text:change text:change-id="ct90470576"/><text:s/><text:change text:change-id="ct90341552"/><text:change text:change-id="ct72498864"/><text:change-start text:change-id="ct43528704"/></text:p>
        </text:list-item>
        <text:list-item>
          <text:p text:style-name="P16">S'autoformer à AWT en Java<text:change-end text:change-id="ct43528704"/></text:p>
        </text:list-item>
        <text:list-item>
          <text:p text:style-name="P15">Mettre les slides sous forme textuelle </text:p>
        </text:list-item>
        <text:list-item>
          <text:p text:style-name="P15">Mettre les éléments traités lors de la réunion dans le SVN</text:p>
        </text:list-item>
      </text:list>
      <text:p text:style-name="Standard"/>
      <text:p text:style-name="P2"><text:span text:style-name="T2">Objectif principal</text:span> : obtenir l<text:change-start text:change-id="ct72438848"/>'<text:change-end text:change-id="ct72438848"/>a<text:change-start text:change-id="ct70569568"/>ffichage<text:change-end text:change-id="ct70569568"/> <text:change text:change-id="ct72502064"/>du plateau à l’instant t = 0.</text:p>
      <text:p text:style-name="Standard"/>
      <text:p text:style-name="Standard"/>
      <text:p text:style-name="Standard"/>
      <text:p text:style-name="Standard"/>
      <text:p text:style-name="Standard"/>
      <text:p text:style-name="P4">Rdv avec Mr. Bela<text:change-start text:change-id="ct72398304"/>ï<text:change-end text:change-id="ct72398304"/><text:change text:change-id="ct72350544"/>d le mardi 8 mars à 18h à confir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AppleSystemUIFont" svg:font-family=".AppleSystemUIFont"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Source Han Sans CN Normal" style:font-family-asian="'Source Han Sans CN Normal'"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4" style:display-name="ListLabel 4" style:family="text">
      <style:text-properties fo:font-size="11pt" style:font-name-complex="Lohit Devanagari" style:font-family-complex="'Lohit Devanaga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fo:font-size="11pt" style:font-size-asian="11pt"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15:41:13.260546183</meta:creation-date>
    <dc:date>2016-03-06T11:55:27.732586551</dc:date>
    <meta:editing-duration>PT16M54S</meta:editing-duration>
    <meta:editing-cycles>3</meta:editing-cycles>
    <meta:generator>LibreOffice/5.0.5.2$Linux_X86_64 LibreOffice_project/00m0$Build-2</meta:generator>
    <meta:document-statistic meta:table-count="0" meta:image-count="0" meta:object-count="0" meta:page-count="2" meta:paragraph-count="40" meta:word-count="482" meta:character-count="2851" meta:non-whitespace-character-count="2375"/>
  </office:meta>
</office:document-meta>
</file>